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11cm"/>
    </style:style>
    <style:style style:name="co3" style:family="table-column">
      <style:table-column-properties fo:break-before="auto" style:column-width="5.274cm"/>
    </style:style>
    <style:style style:name="co4" style:family="table-column">
      <style:table-column-properties fo:break-before="auto" style:column-width="2.477cm"/>
    </style:style>
    <style:style style:name="co5" style:family="table-column">
      <style:table-column-properties fo:break-before="auto" style:column-width="6.98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tart Position Length</text:p>
          </table:table-cell>
          <table:table-cell office:value-type="float" office:value="512" calcext:value-type="float">
            <text:p>51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tart Position Size</text:p>
          </table:table-cell>
          <table:table-cell table:formula="of:=[.D4]*[.D4]" office:value-type="float" office:value="262144" calcext:value-type="float">
            <text:p>26214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Walks</text:p>
          </table:table-cell>
          <table:table-cell office:value-type="float" office:value="65536" calcext:value-type="float">
            <text:p>6553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otal Size</text:p>
          </table:table-cell>
          <table:table-cell table:formula="of:=[.D6]*[.D5]" office:value-type="float" office:value="17179869184" calcext:value-type="float">
            <text:p>17179869184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Assume Mary Coombs</text:p>
          </table:table-cell>
          <table:table-cell office:value-type="string" calcext:value-type="string">
            <text:p>nMPI_Ranks</text:p>
          </table:table-cell>
          <table:table-cell table:formula="of:=4*157" office:value-type="float" office:value="628" calcext:value-type="float">
            <text:p>628</text:p>
          </table:table-cell>
          <table:table-cell office:value-type="string" calcext:value-type="string">
            <text:p>157 nodes with 4 H100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DeviceCores</text:p>
          </table:table-cell>
          <table:table-cell office:value-type="float" office:value="14592" calcext:value-type="float">
            <text:p>14592</text:p>
          </table:table-cell>
          <table:table-cell office:value-type="string" calcext:value-type="string">
            <text:p>H100 number of Core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MPI_position_partitioning_min</text:p>
          </table:table-cell>
          <table:table-cell table:formula="of:=FLOOR([.D5]/[.D10])" office:value-type="float" office:value="417" calcext:value-type="float">
            <text:p>417</text:p>
          </table:table-cell>
          <table:table-cell office:value-type="string" calcext:value-type="string" table:number-columns-spanned="1" table:number-rows-spanned="2">
            <text:p>No non-local accumulator rubbish all</text:p>
            <text:p>accumulators are local to MPI proc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MPI_position_partitioning_max</text:p>
          </table:table-cell>
          <table:table-cell table:formula="of:=CEILING([.D5]/[.D10])" office:value-type="float" office:value="418" calcext:value-type="float">
            <text:p>418</text:p>
          </table:table-cell>
          <table:covered-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MPI_part_min_Size</text:p>
          </table:table-cell>
          <table:table-cell table:formula="of:=[.D13]*[.D6]" office:value-type="float" office:value="27328512" calcext:value-type="float">
            <text:p>27328512</text:p>
          </table:table-cell>
          <table:table-cell office:value-type="string" calcext:value-type="string" table:number-columns-spanned="1" table:number-rows-spanned="2">
            <text:p>Simple multiplication of local start position</text:p>
            <text:p>Partition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MPI_part_max</text:p>
          </table:table-cell>
          <table:table-cell table:formula="of:=[.D14]*[.D6]" office:value-type="float" office:value="27394048" calcext:value-type="float">
            <text:p>27394048</text:p>
          </table:table-cell>
          <table:covered-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Walk_partitions</text:p>
          </table:table-cell>
          <table:table-cell table:formula="of:=CEILING([.D6]/[.D11])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Accumulators_max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Accumulators_ma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Accumulators_min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5T22:04:08.629437988</meta:creation-date>
    <dc:date>2026-02-06T00:53:52.444811383</dc:date>
    <meta:editing-duration>PT29M26S</meta:editing-duration>
    <meta:editing-cycles>15</meta:editing-cycles>
    <meta:generator>LibreOffice/7.1.8.1$Linux_X86_64 LibreOffice_project/10$Build-1</meta:generator>
    <meta:document-statistic meta:table-count="1" meta:cell-count="30" meta:object-count="0"/>
  </office:meta>
</office:document-meta>
</file>